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0af507" officeooo:paragraph-rsid="000af507" style:font-size-asian="35pt" style:font-size-complex="40pt"/>
    </style:style>
    <style:style style:name="P2" style:family="paragraph" style:parent-style-name="Standard">
      <style:text-properties fo:font-size="40pt" officeooo:rsid="000af507" officeooo:paragraph-rsid="000f259b" style:font-size-asian="35pt" style:font-size-complex="40pt"/>
    </style:style>
    <style:style style:name="P3" style:family="paragraph" style:parent-style-name="Standard">
      <style:text-properties officeooo:rsid="000af507" officeooo:paragraph-rsid="000af507"/>
    </style:style>
    <style:style style:name="P4" style:family="paragraph" style:parent-style-name="Standard">
      <style:paragraph-properties fo:break-before="page"/>
      <style:text-properties officeooo:rsid="000af507" officeooo:paragraph-rsid="000af507"/>
    </style:style>
    <style:style style:name="P5" style:family="paragraph" style:parent-style-name="Standard">
      <style:text-properties officeooo:rsid="000cc9ed" officeooo:paragraph-rsid="000cc9ed"/>
    </style:style>
    <style:style style:name="P6" style:family="paragraph" style:parent-style-name="Standard">
      <style:text-properties officeooo:rsid="000cc9ed" officeooo:paragraph-rsid="000cee34"/>
    </style:style>
    <style:style style:name="P7" style:family="paragraph" style:parent-style-name="Standard">
      <style:text-properties officeooo:rsid="000cc9ed" officeooo:paragraph-rsid="00116251"/>
    </style:style>
    <style:style style:name="P8" style:family="paragraph" style:parent-style-name="Standard">
      <style:text-properties officeooo:rsid="000cee34" officeooo:paragraph-rsid="000cee34"/>
    </style:style>
    <style:style style:name="P9" style:family="paragraph" style:parent-style-name="Standard">
      <style:text-properties officeooo:rsid="000cee34" officeooo:paragraph-rsid="0012776d"/>
    </style:style>
    <style:style style:name="P10" style:family="paragraph" style:parent-style-name="Standard">
      <style:text-properties officeooo:rsid="000d1235" officeooo:paragraph-rsid="000d1235"/>
    </style:style>
    <style:style style:name="P11" style:family="paragraph" style:parent-style-name="Standard">
      <style:paragraph-properties fo:break-before="page"/>
      <style:text-properties officeooo:rsid="000d1235" officeooo:paragraph-rsid="000d1235"/>
    </style:style>
    <style:style style:name="P12" style:family="paragraph" style:parent-style-name="Standard">
      <style:text-properties officeooo:rsid="000d1235" officeooo:paragraph-rsid="0013895c"/>
    </style:style>
    <style:style style:name="P13" style:family="paragraph" style:parent-style-name="Standard">
      <style:text-properties officeooo:rsid="00116251" officeooo:paragraph-rsid="00116251"/>
    </style:style>
    <style:style style:name="P14" style:family="paragraph" style:parent-style-name="Standard">
      <style:text-properties officeooo:rsid="0012776d" officeooo:paragraph-rsid="0012776d"/>
    </style:style>
    <style:style style:name="P15" style:family="paragraph" style:parent-style-name="Standard" style:list-style-name="L1">
      <style:text-properties fo:font-size="40pt" officeooo:rsid="000af507" officeooo:paragraph-rsid="000af507" style:font-size-asian="35pt" style:font-size-complex="40pt"/>
    </style:style>
    <style:style style:name="P16" style:family="paragraph" style:parent-style-name="Standard">
      <style:text-properties fo:font-size="40pt" officeooo:rsid="000af507" officeooo:paragraph-rsid="000af507" style:font-size-asian="35pt" style:font-size-complex="40pt"/>
    </style:style>
    <style:style style:name="P17" style:family="paragraph" style:parent-style-name="Standard">
      <style:text-properties fo:font-size="40pt" officeooo:rsid="001647f8" officeooo:paragraph-rsid="001647f8" style:font-size-asian="35pt" style:font-size-complex="40pt"/>
    </style:style>
    <style:style style:name="P18" style:family="paragraph" style:parent-style-name="Standard" style:list-style-name="L2">
      <style:text-properties officeooo:paragraph-rsid="000af507"/>
    </style:style>
    <style:style style:name="P19" style:family="paragraph" style:parent-style-name="Standard">
      <style:text-properties style:text-position="0% 100%" fo:font-size="40pt" officeooo:rsid="000af507" officeooo:paragraph-rsid="000af507" style:font-size-asian="35pt" style:font-size-complex="40pt"/>
    </style:style>
    <style:style style:name="P20" style:family="paragraph" style:parent-style-name="Standard">
      <style:text-properties style:text-position="0% 100%" fo:font-size="40pt" officeooo:rsid="000cc9ed" officeooo:paragraph-rsid="000cc9ed" style:font-size-asian="35pt" style:font-size-complex="40pt"/>
    </style:style>
    <style:style style:name="P21" style:family="paragraph" style:parent-style-name="Standard">
      <style:paragraph-properties fo:break-before="page"/>
      <style:text-properties style:text-position="0% 100%" fo:font-size="40pt" officeooo:rsid="000cc9ed" officeooo:paragraph-rsid="000cc9ed" style:font-size-asian="35pt" style:font-size-complex="40pt"/>
    </style:style>
    <style:style style:name="P22" style:family="paragraph" style:parent-style-name="Standard">
      <style:text-properties style:text-position="0% 100%" fo:font-size="40pt" officeooo:rsid="00116251" officeooo:paragraph-rsid="00116251" style:font-size-asian="35pt" style:font-size-complex="40pt"/>
    </style:style>
    <style:style style:name="P23" style:family="paragraph" style:parent-style-name="Standard">
      <style:text-properties style:text-position="0% 100%" fo:font-size="40pt" officeooo:rsid="000cee34" officeooo:paragraph-rsid="000cc9ed" style:font-size-asian="35pt" style:font-size-complex="40pt"/>
    </style:style>
    <style:style style:name="P24" style:family="paragraph" style:parent-style-name="Standard">
      <style:text-properties style:text-position="0% 100%" fo:font-size="40pt" officeooo:rsid="000cee34" officeooo:paragraph-rsid="000cee34" style:font-size-asian="35pt" style:font-size-complex="40pt"/>
    </style:style>
    <style:style style:name="P25" style:family="paragraph" style:parent-style-name="Standard">
      <style:paragraph-properties fo:break-before="page"/>
      <style:text-properties style:text-position="0% 100%" fo:font-size="40pt" officeooo:rsid="000cee34" officeooo:paragraph-rsid="000cee34" style:font-size-asian="35pt" style:font-size-complex="40pt"/>
    </style:style>
    <style:style style:name="P26" style:family="paragraph" style:parent-style-name="Standard">
      <style:text-properties style:text-position="0% 100%" fo:font-size="40pt" officeooo:rsid="0018aff7" officeooo:paragraph-rsid="0018aff7" style:font-size-asian="35pt" style:font-size-complex="40pt"/>
    </style:style>
    <style:style style:name="P27" style:family="paragraph" style:parent-style-name="Standard">
      <style:text-properties style:text-position="0% 100%" fo:font-size="40pt" officeooo:rsid="0019b50e" officeooo:paragraph-rsid="0019b50e" style:font-size-asian="35pt" style:font-size-complex="40pt"/>
    </style:style>
    <style:style style:name="P28" style:family="paragraph" style:parent-style-name="Standard">
      <style:text-properties style:text-position="0% 100%" fo:font-size="40pt" fo:font-weight="normal" officeooo:rsid="000d1235" officeooo:paragraph-rsid="000d1235" style:font-size-asian="35pt" style:font-weight-asian="normal" style:font-size-complex="40pt" style:font-weight-complex="normal"/>
    </style:style>
    <style:style style:name="P29" style:family="paragraph" style:parent-style-name="Standard">
      <style:paragraph-properties fo:break-before="page"/>
      <style:text-properties style:text-position="0% 100%" fo:font-size="40pt" fo:font-weight="bold" officeooo:rsid="000d2803" officeooo:paragraph-rsid="000d2803" style:font-size-asian="35pt" style:font-weight-asian="bold" style:font-size-complex="40pt" style:font-weight-complex="bold"/>
    </style:style>
    <style:style style:name="P30" style:family="paragraph" style:parent-style-name="Standard" style:list-style-name="L3">
      <style:text-properties officeooo:paragraph-rsid="000d1235"/>
    </style:style>
    <style:style style:name="P31" style:family="paragraph" style:parent-style-name="Standard" style:list-style-name="L3">
      <style:text-properties officeooo:rsid="0013895c" officeooo:paragraph-rsid="0013895c"/>
    </style:style>
    <style:style style:name="P32" style:family="paragraph" style:parent-style-name="Standard">
      <style:text-properties officeooo:rsid="000af507" officeooo:paragraph-rsid="000af507"/>
    </style:style>
    <style:style style:name="P33" style:family="paragraph" style:parent-style-name="Standard">
      <style:paragraph-properties fo:break-before="page"/>
      <style:text-properties officeooo:rsid="000af507" officeooo:paragraph-rsid="000af507"/>
    </style:style>
    <style:style style:name="P34" style:family="paragraph" style:parent-style-name="Standard">
      <style:text-properties officeooo:rsid="000cee34" officeooo:paragraph-rsid="0019b50e"/>
    </style:style>
    <style:style style:name="T1" style:family="text">
      <style:text-properties fo:font-size="40pt" style:font-size-asian="35pt" style:font-size-complex="40pt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40pt" style:font-size-asian="35pt" style:font-size-complex="40pt"/>
    </style:style>
    <style:style style:name="T4" style:family="text">
      <style:text-properties style:text-position="sub 58%" fo:font-size="40pt" officeooo:rsid="000cee34" style:font-size-asian="35pt" style:font-size-complex="40pt"/>
    </style:style>
    <style:style style:name="T5" style:family="text">
      <style:text-properties style:text-position="sub 58%" fo:font-size="40pt" officeooo:rsid="0013895c" style:font-size-asian="35pt" style:font-size-complex="40pt"/>
    </style:style>
    <style:style style:name="T6" style:family="text">
      <style:text-properties style:text-position="0% 100%" fo:font-size="40pt" style:font-size-asian="35pt" style:font-size-complex="40pt"/>
    </style:style>
    <style:style style:name="T7" style:family="text">
      <style:text-properties style:text-position="0% 100%" fo:font-size="40pt" officeooo:rsid="000cc9ed" style:font-size-asian="35pt" style:font-size-complex="40pt"/>
    </style:style>
    <style:style style:name="T8" style:family="text">
      <style:text-properties style:text-position="0% 100%" fo:font-size="40pt" officeooo:rsid="000cee34" style:font-size-asian="35pt" style:font-size-complex="40pt"/>
    </style:style>
    <style:style style:name="T9" style:family="text">
      <style:text-properties style:text-position="0% 100%" fo:font-size="40pt" officeooo:rsid="000af507" style:font-size-asian="35pt" style:font-size-complex="40pt"/>
    </style:style>
    <style:style style:name="T10" style:family="text">
      <style:text-properties style:text-position="0% 100%" fo:font-size="40pt" officeooo:rsid="00110a93" style:font-size-asian="35pt" style:font-size-complex="40pt"/>
    </style:style>
    <style:style style:name="T11" style:family="text">
      <style:text-properties style:text-position="0% 100%" fo:font-size="40pt" officeooo:rsid="00116251" style:font-size-asian="35pt" style:font-size-complex="40pt"/>
    </style:style>
    <style:style style:name="T12" style:family="text">
      <style:text-properties style:text-position="0% 100%" fo:font-size="40pt" officeooo:rsid="0012776d" style:font-size-asian="35pt" style:font-size-complex="40pt"/>
    </style:style>
    <style:style style:name="T13" style:family="text">
      <style:text-properties style:text-position="0% 100%" fo:font-size="40pt" officeooo:rsid="001647f8" style:font-size-asian="35pt" style:font-size-complex="40pt"/>
    </style:style>
    <style:style style:name="T14" style:family="text">
      <style:text-properties style:text-position="0% 100%" fo:font-size="40pt" officeooo:rsid="0018aff7" style:font-size-asian="35pt" style:font-size-complex="40pt"/>
    </style:style>
    <style:style style:name="T15" style:family="text">
      <style:text-properties style:text-position="0% 100%" fo:font-size="40pt" officeooo:rsid="0019b50e" style:font-size-asian="35pt" style:font-size-complex="40pt"/>
    </style:style>
    <style:style style:name="T16" style:family="text">
      <style:text-properties style:text-position="0% 100%" fo:font-size="40pt" fo:font-weight="bold" style:font-size-asian="35pt" style:font-weight-asian="bold" style:font-size-complex="40pt" style:font-weight-complex="bold"/>
    </style:style>
    <style:style style:name="T17" style:family="text">
      <style:text-properties style:text-position="0% 100%" fo:font-size="40pt" fo:font-weight="normal" style:font-size-asian="35pt" style:font-weight-asian="normal" style:font-size-complex="40pt" style:font-weight-complex="normal"/>
    </style:style>
    <style:style style:name="T18" style:family="text">
      <style:text-properties style:text-position="0% 100%" fo:font-size="40pt" fo:font-weight="normal" officeooo:rsid="0012776d" style:font-size-asian="35pt" style:font-weight-asian="normal" style:font-size-complex="40pt" style:font-weight-complex="normal"/>
    </style:style>
    <style:style style:name="T19" style:family="text">
      <style:text-properties style:text-position="0% 100%" fo:font-size="40pt" fo:font-weight="normal" officeooo:rsid="0013895c" style:font-size-asian="35pt" style:font-weight-asian="normal" style:font-size-complex="40pt" style:font-weight-complex="normal"/>
    </style:style>
    <style:style style:name="T20" style:family="text">
      <style:text-properties style:text-position="0% 100%" fo:font-size="40pt" fo:font-weight="normal" officeooo:rsid="000d1235" style:font-size-asian="35pt" style:font-weight-asian="normal" style:font-size-complex="40pt" style:font-weight-complex="normal"/>
    </style:style>
    <style:style style:name="T21" style:family="text">
      <style:text-properties style:text-position="0% 100%" fo:font-size="40pt" fo:font-weight="normal" officeooo:rsid="001a9d52" style:font-size-asian="35pt" style:font-weight-asian="normal" style:font-size-complex="40pt" style:font-weight-complex="normal"/>
    </style:style>
    <style:style style:name="T22" style:family="text">
      <style:text-properties style:text-position="super 58%" fo:font-size="40pt" fo:font-weight="normal" officeooo:rsid="0013895c" style:font-size-asian="35pt" style:font-weight-asian="normal" style:font-size-complex="40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07cm" fo:text-indent="-0.635cm" fo:margin-left="1.60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42cm" fo:text-indent="-0.635cm" fo:margin-left="2.24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77cm" fo:text-indent="-0.635cm" fo:margin-left="2.87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12cm" fo:text-indent="-0.635cm" fo:margin-left="3.51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47cm" fo:text-indent="-0.635cm" fo:margin-left="4.14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82cm" fo:text-indent="-0.635cm" fo:margin-left="4.78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17cm" fo:text-indent="-0.635cm" fo:margin-left="5.41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52cm" fo:text-indent="-0.635cm" fo:margin-left="6.05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87cm" fo:text-indent="-0.635cm" fo:margin-left="6.68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22cm" fo:text-indent="-0.635cm" fo:margin-left="7.32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3</text:p>
      <text:p text:style-name="P2">1) On a v = d/t <text:s/>donc t = d/v</text:p>
      <text:list xml:id="list1995995142" text:style-name="L1">
        <text:list-header>
          <text:p text:style-name="P15">t = 112/3055 </text:p>
          <text:p text:style-name="P15">= 0,367 h </text:p>
          <text:p text:style-name="P15">= 2,2 min</text:p>
        </text:list-header>
      </text:list>
      <text:p text:style-name="P17"/>
      <text:p text:style-name="P3"><text:span text:style-name="T1"/></text:p>
      <text:p text:style-name="P4"><text:span text:style-name="T1">R</text:span><text:span text:style-name="T3">T</text:span><text:span text:style-name="T6"> = 6350 km</text:span></text:p>
      <text:p text:style-name="P1">2) Le soleil voit sa puissance intercepté par la moitié de la surface de la terre :</text:p>
      <text:p text:style-name="P1">On a </text:p>
      <text:p text:style-name="P3"><text:span text:style-name="T1">S</text:span><text:span text:style-name="T3">terre </text:span><text:span text:style-name="T6">= 4* pi * R</text:span><text:span text:style-name="T3">T</text:span><text:span text:style-name="T6">² </text:span></text:p>
      <text:list xml:id="list17992097" text:style-name="L2">
        <text:list-item>
          <text:p text:style-name="P18"><text:span text:style-name="T9">=</text:span><text:span text:style-name="T10">5,06</text:span><text:span text:style-name="T9"> * 10</text:span><text:span text:style-name="T10">^8</text:span><text:span text:style-name="T9"> km²</text:span></text:p>
        </text:list-item>
      </text:list>
      <text:p text:style-name="P3"><text:span text:style-name="T6">et </text:span><text:span text:style-name="T8">S</text:span><text:span text:style-name="T4">eff </text:span><text:span text:style-name="T8">= </text:span><text:span text:style-name="T6">S</text:span><text:span text:style-name="T3">T</text:span><text:span text:style-name="T6">/2 = </text:span><text:span text:style-name="T10">2,</text:span><text:span text:style-name="T13">53</text:span><text:span text:style-name="T10">*10^8</text:span><text:span text:style-name="T6"> km²</text:span></text:p>
      <text:p text:style-name="P19"/>
      <text:p text:style-name="P4"><text:span text:style-name="T6">3) </text:span><text:span text:style-name="T7">La tache d’ombre est un cercle de rayon 112/2=56km</text:span></text:p>
      <text:p text:style-name="P5"><text:span text:style-name="T6">Donc S</text:span><text:span text:style-name="T3">ombre </text:span><text:span text:style-name="T6">= pi * R</text:span><text:span text:style-name="T3">ombre</text:span><text:span text:style-name="T6">²</text:span></text:p>
      <text:p text:style-name="P20"><text:tab/><text:tab/><text:tab/><text:tab/><text:tab/>= 9847 km²</text:p>
      <text:p text:style-name="P21">4) On va faire un produit en croix :</text:p>
      <text:p text:style-name="P26">P<text:span text:style-name="T2">ombre</text:span>= P* S<text:span text:style-name="T2">ombre</text:span>/Seff</text:p>
      <text:p text:style-name="P26"><text:tab/><text:tab/> = 6,77 x 10¹² W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/>
      <text:p text:style-name="P25">5) On a P = E/t</text:p>
      <text:p text:style-name="P27">donc</text:p>
      <text:p text:style-name="P34"><text:span text:style-name="T6">E=P</text:span><text:span text:style-name="T5">ombre</text:span><text:span text:style-name="T6"> * t = </text:span><text:span text:style-name="T14">6,77 x 10¹²</text:span><text:span text:style-name="T12"> </text:span><text:span text:style-name="T15">x 0,367</text:span></text:p>
      <text:p text:style-name="P27">E = 2,48 x 10¹² Wh</text:p>
      <text:p text:style-name="P11"><text:span text:style-name="T6">6) On a E</text:span><text:span text:style-name="T3">1an</text:span><text:span text:style-name="T6"> = 4 *</text:span><text:span text:style-name="T16">10⁵ *10⁹</text:span></text:p>
      <text:p text:style-name="P10"><text:span text:style-name="T17"><text:tab/><text:tab/><text:tab/><text:tab/><text:tab/><text:tab/>= 4 * 10¹</text:span><text:span text:style-name="T19">⁴</text:span><text:span text:style-name="T17"> Wh</text:span></text:p>
      <text:p text:style-name="P28"/>
      <text:p text:style-name="P28">Par produit en croix on a</text:p>
      <text:p text:style-name="P12"><text:span text:style-name="T17">t = 1an*</text:span><text:span text:style-name="T18">2,</text:span><text:span text:style-name="T21">4</text:span><text:span text:style-name="T18">8 * 10¹² </text:span><text:span text:style-name="T17">/ 4*10¹⁴ </text:span></text:p>
      <text:list xml:id="list2428749672" text:style-name="L3">
        <text:list-item>
          <text:p text:style-name="P30"><text:span text:style-name="T20">= </text:span><text:span text:style-name="T21">6,2</text:span><text:span text:style-name="T19"> * 10</text:span><text:span text:style-name="T22">-</text:span><text:span text:style-name="T19">³ an </text:span></text:p>
          <text:p text:style-name="P31"><text:span text:style-name="T17">= 2,</text:span><text:span text:style-name="T21">26</text:span><text:span text:style-name="T17"> jours</text:span></text:p>
        </text:list-item>
      </text:list>
      <text:p text:style-name="P29">Faire l’activité 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1:25:43.121000000</meta:creation-date>
    <dc:date>2023-02-02T11:09:06.341520660</dc:date>
    <meta:editing-duration>PT28M46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7" meta:paragraph-count="28" meta:word-count="178" meta:character-count="628" meta:non-whitespace-character-count="479"/>
  </office:meta>
</office:document-meta>
</file>